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79ed" officeooo:paragraph-rsid="001e79ed"/>
    </style:style>
    <style:style style:name="T1" style:family="text">
      <style:text-properties officeooo:rsid="001fdd1a"/>
    </style:style>
    <style:style style:name="T2" style:family="text">
      <style:text-properties officeooo:rsid="00216b59"/>
    </style:style>
    <style:style style:name="T3" style:family="text">
      <style:text-properties officeooo:rsid="0021e8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 de sistemas</text:p>
      <text:p text:style-name="P1"/>
      <text:p text:style-name="P1">introdução </text:p>
      <text:p text:style-name="P1"/>
      <text:p text:style-name="P1">-a parte mais difícil na construção de um sistema é decidir o que construir, é parte mais <text:tab/>comprometedor, pois, é a parte mais complexa de se corrigir alguma falha posteriormente.</text:p>
      <text:p text:style-name="P1">-<text:span text:style-name="T1">requisitos de sistemas está ligado diretamente ao fato de definir o que realmente o sistema deve <text:tab/>fazer, suas entradas e saídas de dados. </text:span></text:p>
      <text:p text:style-name="P1">-<text:span text:style-name="T2">os objetivos devem estar alinhados com a necessidade. </text:span></text:p>
      <text:p text:style-name="P1">-<text:span text:style-name="T3">o sistema precisa satisfazer as necessidades do usuário. </text:span></text:p>
      <text:p text:style-name="P1">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1T13:59:25.156000000</meta:creation-date>
    <dc:date>2024-05-31T14:05:28.351000000</dc:date>
    <meta:editing-duration>PT6M2S</meta:editing-duration>
    <meta:editing-cycles>4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7" meta:word-count="74" meta:character-count="465" meta:non-whitespace-character-count="392"/>
  </office:meta>
</office:document-meta>
</file>